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c1813" officeooo:paragraph-rsid="001c1813" style:language-asian="zxx" style:country-asian="none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rsid="002b271a" officeooo:paragraph-rsid="002b271a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22pt" fo:language="zxx" fo:country="none" officeooo:rsid="001c1813" officeooo:paragraph-rsid="001c1813" style:font-size-asian="22pt" style:language-asian="zxx" style:country-asian="none" style:font-size-complex="22pt" style:language-complex="zxx" style:country-complex="none"/>
    </style:style>
    <style:style style:name="P4" style:family="paragraph" style:parent-style-name="Standard">
      <style:paragraph-properties fo:margin-top="0.2402in" fo:margin-bottom="0.2402in" loext:contextual-spacing="false" fo:text-align="justify" style:justify-single-word="false"/>
      <style:text-properties fo:language="zxx" fo:country="none" officeooo:rsid="001c1813" officeooo:paragraph-rsid="001c1813" style:language-asian="zxx" style:country-asian="none" style:language-complex="zxx" style:country-complex="none"/>
    </style:style>
    <style:style style:name="P5" style:family="paragraph" style:parent-style-name="Standard">
      <style:paragraph-properties fo:margin-top="0in" fo:margin-bottom="0.2402in" loext:contextual-spacing="false" fo:text-align="justify" style:justify-single-word="false"/>
      <style:text-properties fo:language="zxx" fo:country="none" officeooo:rsid="001c4717" officeooo:paragraph-rsid="001c4717" style:language-asian="zxx" style:country-asian="none" style:language-complex="zxx" style:country-complex="none"/>
    </style:style>
    <style:style style:name="P6" style:family="paragraph" style:parent-style-name="Standard">
      <style:paragraph-properties fo:margin-top="0in" fo:margin-bottom="0.2402in" loext:contextual-spacing="false" fo:text-align="justify" style:justify-single-word="false"/>
      <style:text-properties fo:language="zxx" fo:country="none" officeooo:rsid="001f11c8" officeooo:paragraph-rsid="001f11c8" style:language-asian="zxx" style:country-asian="none" style:language-complex="zxx" style:country-complex="none"/>
    </style:style>
    <style:style style:name="P7" style:family="paragraph" style:parent-style-name="Standard">
      <style:paragraph-properties fo:margin-top="0in" fo:margin-bottom="0.2402in" loext:contextual-spacing="false" fo:text-align="justify" style:justify-single-word="false"/>
      <style:text-properties fo:language="zxx" fo:country="none" officeooo:rsid="00240bab" officeooo:paragraph-rsid="00240bab" style:language-asian="zxx" style:country-asian="none" style:language-complex="zxx" style:country-complex="none"/>
    </style:style>
    <style:style style:name="P8" style:family="paragraph" style:parent-style-name="Standard">
      <style:paragraph-properties fo:margin-top="0in" fo:margin-bottom="0.2402in" loext:contextual-spacing="false" fo:text-align="justify" style:justify-single-word="false"/>
      <style:text-properties fo:language="zxx" fo:country="none" officeooo:rsid="0020f848" officeooo:paragraph-rsid="0020f848" style:language-asian="zxx" style:country-asian="none" style:language-complex="zxx" style:country-complex="none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fo:language="zxx" fo:country="none" officeooo:rsid="002b271a" officeooo:paragraph-rsid="002b271a" style:language-asian="zxx" style:country-asian="none" style:language-complex="zxx" style:country-complex="none"/>
    </style:style>
    <style:style style:name="T1" style:family="text">
      <style:text-properties officeooo:rsid="001c4717"/>
    </style:style>
    <style:style style:name="T2" style:family="text">
      <style:text-properties officeooo:rsid="001d2f87"/>
    </style:style>
    <style:style style:name="T3" style:family="text">
      <style:text-properties officeooo:rsid="001f11c8"/>
    </style:style>
    <style:style style:name="T4" style:family="text">
      <style:text-properties officeooo:rsid="0020f848"/>
    </style:style>
    <style:style style:name="T5" style:family="text">
      <style:text-properties officeooo:rsid="00240bab"/>
    </style:style>
    <style:style style:name="T6" style:family="text">
      <style:text-properties officeooo:rsid="0025b1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Zadatak 1 – Asembler</text:p>
      <text:p text:style-name="P1"/>
      <text:p text:style-name="P4"><text:tab/>Rešenje zadatka se sastoji iz klase Asembler i pomoćnih klasa koje ona koristi: Tabele simbola, Tabele neizracunatih simbola, Tabele relokacionih zapisa i LineParser-a. <text:span text:style-name="T1">Potrebno je kreirati objekat Asemblera i zatim pozvati njegovu metodu assemble. Ta metoda</text:span> kao paramet<text:span text:style-name="T1">re ocekuje nazive</text:span> ulaznog i izlaznog fajla (<text:span text:style-name="T1">nazivi se prosledjuju</text:span> kao argumenti komandne linije). <text:span text:style-name="T1">Ta metoda kreira novi izlazni fajl sa nazivom koji je dobila kao argument, a zatim u njega upisuje rezultat asembliranja u binarnom obliku po ELF formatu. Takođe, kreira još jedan tekstualni fajl u koji upisuje rezultat asembliranja u tekstualnom obliku.</text:span></text:p>
      <text:p text:style-name="P5"><text:tab/>Tabela simbola za čuvanje simbola koristi heš mapu. <text:span text:style-name="T2">Ključ je naziv simbola, a vrednost je pokazivač na strukturu koja sadrži ostale atribute simbola. Ostale vrednosti su: pokazivač na sekciju u kojoj se nalazi taj simbol (sekcija je takođe simbol), vrednost simbola, indikatori defined i global koji govore da li je dati simbol definisan, odnosno, globalan, jedinstveni id simbola </text:span><text:span text:style-name="T5">i ulančanu listu referenciranja unapred</text:span><text:span text:style-name="T2">. Ako je za sekciju upisana vrednost 0 (nullptr), onda postoje dve mogućnosti: ako je simbol definisan, to znači da ne pripada nijednoj sekciji (apsolutan je), a ako nije definisan, onda se taj simbol uvozi iz nekog drugog fajla. </text:span><text:span text:style-name="T3">Ako simbol predstavlja sekciju, pored ovih atributa, ima i prava pristupa, duzinu i masinski kod za čije čuvanje se koristi vector.</text:span></text:p>
      <text:p text:style-name="P6"><text:tab/>Tabela neizračunatih simbola se koristi za čuvanje simbola koji se definiši pomoću .equ direktive. <text:span text:style-name="T4">Takođe koristi heš mapu za čuvanje simbola. Ključ je naziv tog simbola, a vrednost pokazivač na strukturu koja sadrži sledeća polja: indeks klasifikacije – heš mapa koja kao ključ ima naziv sekcije simbola koji su korišćeni za definisanje ovog simbola, a kao vrednost daje broj simbola u toj sekciji (ako je simbol u definiciji sa predznakom +, uvećava se vrednost za 1, ako je predznak -, smanjuje se za 1), i ulančane liste simbola koji se nalaze u definiciji. Kada se dođe do kraja ulaznog fajla, započinje izračunavanje simbola iz ove tabele.</text:span></text:p>
      <text:p text:style-name="P8"><text:tab/>Tabela relokacionih zapisa se sastoji iz ulančane liste struktura koje predstavljaju jedan relokacioni zapis. Ta struktura sadrži sledeća polja: pokazivač na sekciju kojoj pripada taj relokacioni zapis, pomeraja od pocetka sekcije na kom je referenciran određeni simbol, naziv simbola koji je referenciran u ovom zapisu, tipa relokacionog zapisa (apsolutni ili pc relativni) i flega koji govori da li se vrednost simbola dodaje na ovo mesto ili se oduzima.</text:p>
      <text:p text:style-name="P7">LineParser poseduje metodu parse kojoj asembler prosleđuje jednu liniju ulaznog fajla, a on je procesira da bi izdvojio labelu, naziv instrukcije / direktive i jedan ili više operanada.</text:p>
      <text:p text:style-name="P7"><text:tab/>Asembler radi u jednom prolazu, odnosno uporedo kreira tabelu simbola i generiše mašinski kod. Ako naiđe na korišćenje simbola koji još nije definisan, on u njegovu listu referenciranja unapred dodaje novi zapis. Kada se naiđe na definiciju simbola lista referenciranja unapred se prazni. Na samom kraju asembliranja, pre nego što počne ispis rezultata u izlazne fajlove, simboli u tabeli simbola se sortiraju tako da na vrhu tabele budu simboli koji predstavljaju sekcije, a zatim ostali simboli. Simboli su takođe poređani tako da su oni <text:span text:style-name="T6">simboli</text:span> koji su ranije definisani bliže vrhu tabele.</text:p>
      <text:p text:style-name="P9"><text:tab/>Zadatak se pokreće pozicioniranjem u folder bin, a zatim izvršavanjem komande ./asembler [-o naziv_izlaznog_fajla] naziv_ulaznog_fajla, pri čemu ako se ne navede naziv izlaznog fajla, asembler kreira fajl sa nazivom a.out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9:00:56.167471409</meta:creation-date>
    <dc:date>2020-08-23T20:57:48.717966367</dc:date>
    <meta:editing-duration>PT23M32S</meta:editing-duration>
    <meta:editing-cycles>9</meta:editing-cycles>
    <meta:generator>LibreOffice/6.4.4.2$Linux_X86_64 LibreOffice_project/40$Build-2</meta:generator>
    <meta:document-statistic meta:table-count="0" meta:image-count="0" meta:object-count="0" meta:page-count="1" meta:paragraph-count="8" meta:word-count="539" meta:character-count="3529" meta:non-whitespace-character-count="2990"/>
  </office:meta>
</office:document-meta>
</file>